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fbd1" officeooo:paragraph-rsid="0003fbd1"/>
    </style:style>
    <style:style style:name="P2" style:family="paragraph" style:parent-style-name="Standard">
      <style:text-properties officeooo:rsid="0003fbd1" officeooo:paragraph-rsid="0005c399"/>
    </style:style>
    <style:style style:name="P3" style:family="paragraph" style:parent-style-name="Standard">
      <style:text-properties fo:language="cs" fo:country="CZ" officeooo:rsid="0006ffe3" officeooo:paragraph-rsid="000a672b"/>
    </style:style>
    <style:style style:name="P4" style:family="paragraph" style:parent-style-name="Standard">
      <style:text-properties fo:language="cs" fo:country="CZ" officeooo:rsid="0010f324" officeooo:paragraph-rsid="0010f324"/>
    </style:style>
    <style:style style:name="P5" style:family="paragraph" style:parent-style-name="Standard">
      <style:text-properties fo:language="en" fo:country="US" officeooo:rsid="000e682d" officeooo:paragraph-rsid="000e682d"/>
    </style:style>
    <style:style style:name="P6" style:family="paragraph" style:parent-style-name="Standard">
      <style:text-properties fo:language="en" fo:country="US" officeooo:rsid="00157b12" officeooo:paragraph-rsid="00157b12"/>
    </style:style>
    <style:style style:name="P7" style:family="paragraph" style:parent-style-name="Standard">
      <style:text-properties fo:language="en" fo:country="US" officeooo:rsid="00161dcb" officeooo:paragraph-rsid="00161dcb"/>
    </style:style>
    <style:style style:name="P8" style:family="paragraph" style:parent-style-name="Standard">
      <style:text-properties fo:language="en" fo:country="US" officeooo:rsid="00180910" officeooo:paragraph-rsid="00180910"/>
    </style:style>
    <style:style style:name="P9" style:family="paragraph" style:parent-style-name="Standard">
      <style:text-properties fo:language="en" fo:country="US" officeooo:rsid="001a554e" officeooo:paragraph-rsid="001a554e"/>
    </style:style>
    <style:style style:name="P10" style:family="paragraph" style:parent-style-name="Standard">
      <style:text-properties fo:language="en" fo:country="US" officeooo:rsid="001df943" officeooo:paragraph-rsid="001df943"/>
    </style:style>
    <style:style style:name="P11" style:family="paragraph" style:parent-style-name="Standard">
      <style:text-properties fo:language="en" fo:country="US" officeooo:rsid="0022a167" officeooo:paragraph-rsid="0022a167"/>
    </style:style>
    <style:style style:name="P12" style:family="paragraph" style:parent-style-name="Standard">
      <style:text-properties fo:language="en" fo:country="US" officeooo:rsid="00234be1" officeooo:paragraph-rsid="00234be1"/>
    </style:style>
    <style:style style:name="T1" style:family="text">
      <style:text-properties officeooo:rsid="0005c399"/>
    </style:style>
    <style:style style:name="T2" style:family="text">
      <style:text-properties officeooo:rsid="00072177"/>
    </style:style>
    <style:style style:name="T3" style:family="text">
      <style:text-properties officeooo:rsid="000faff3"/>
    </style:style>
    <style:style style:name="T4" style:family="text">
      <style:text-properties officeooo:rsid="0012bb86"/>
    </style:style>
    <style:style style:name="T5" style:family="text">
      <style:text-properties officeooo:rsid="00161dcb"/>
    </style:style>
    <style:style style:name="T6" style:family="text">
      <style:text-properties officeooo:rsid="001924db"/>
    </style:style>
    <style:style style:name="T7" style:family="text">
      <style:text-properties officeooo:rsid="001ba3e1"/>
    </style:style>
    <style:style style:name="T8" style:family="text">
      <style:text-properties officeooo:rsid="001f0a4b"/>
    </style:style>
    <style:style style:name="T9" style:family="text">
      <style:text-properties style:text-underline-style="solid" style:text-underline-type="double" style:text-underline-width="auto" style:text-underline-color="font-color" officeooo:rsid="00234be1"/>
    </style:style>
    <style:style style:name="T10" style:family="text">
      <style:text-properties style:text-underline-style="none"/>
    </style:style>
    <style:style style:name="T11" style:family="text">
      <style:text-properties style:text-underline-style="none" officeooo:rsid="00234be1"/>
    </style:style>
    <style:style style:name="T12" style:family="text">
      <style:text-properties style:text-underline-style="none" officeooo:rsid="0023825e"/>
    </style:style>
    <style:style style:name="T13" style:family="text">
      <style:text-properties style:text-underline-style="none" officeooo:rsid="0024b538"/>
    </style:style>
    <style:style style:name="T14" style:family="text">
      <style:text-properties officeooo:rsid="0024b5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2">This master thesis focuses on practical application of Convolutional Neural Network models on the task of road labeling with bike attractivity score. We start with an abstraction of real world locations into nodes and scored edges in partially annotated dataset. We enhance information available about each edge with photographic data from Google Street View service and with additional neighborhood information from Open Street Map database. We teach a model on this enhanced dataset and experiment with <text:span text:style-name="T1">ImageNet Large Scale Visual Recognition Competition. We try different dataset enhancing techniques as well as various model architectures to achieve the most precise road scoring. We also make use of transfer learning to use features from a task with rich dataset of ImageNet into our task with smaller number of images, to prevent model overfitting.</text:span></text:p>
      <text:p text:style-name="P2"/>
      <text:p text:style-name="P3">Tato diplomov<text:span text:style-name="T2">á práce se zaměřuje na praktické použití konvolučních neuronových sítí na úloze ohodnocování jednotlivých úseků zvolené cesty pro cyklistu. Používáme lokality reálného světa abstrahované do struktury bodů a ohodnocených hran v částečně anotovaném datasetu. Tato původní data obohatíme o fotografickou informaci z lokace pomocí služby Google Street View a o vektorovou informaci objektů v blízkém sousedství z Open Street Maps databáze. Trénujeme model inspirovaný pokrokem v oblasti Počítačového vidění a moderními technikami použitými v soutěži <text:s/>ImageNet Large Scale Visual Recognition Competition. Experimentujeme s různými metodami rozšiřování datasetu a s různými architekturami modelů ve snaze se co nejpřesněji přiblížit původnímu skórování. Používáme též metody přenosu příznaků z úlohy s dostatečně bohatým datasetem ImageNet na úlohu s menším množstvím obrázků, abychom předešli přeučování modelu.</text:span></text:p>
      <text:p text:style-name="P3"/>
      <text:p text:style-name="P5">Keywords: <text:span text:style-name="T3">Convolutional neural networks, routing, planning, cost function, bicycle routing, machine learning, computer vision, object recognition, image scoring, feature transfer, transfer learning, deep learning, ImageNet.</text:span></text:p>
      <text:p text:style-name="P5"/>
      <text:p text:style-name="P4">Klíčová slova: <text:span text:style-name="T4">Konvoluční neuronové sítě, plánování, ztrátová funkce, strojové učení, počítačové vidění, identifikace obrazových dat, přenos příznaků, hluboké učení, ImageNet.</text:span></text:p>
      <text:p text:style-name="P5"/>
      <text:p text:style-name="P8">Introduction</text:p>
      <text:p text:style-name="P5"/>
      <text:p text:style-name="P6">Section \ref[<text:span text:style-name="T5">ch2</text:span>] <text:span text:style-name="T5">Research contains information about similar tasks as well as usage history of Convolutional Neural Networks.</text:span></text:p>
      <text:p text:style-name="P6"/>
      <text:p text:style-name="P7">Section \ref[ch3] Task describes what we are trying to achieve as well as the dataset available for this task. We also comment on the possible ways of enhancing the initial dataset either with imagery data from Google Street View, or with vector representation of neighborhood collected from Open Street Map database.</text:p>
      <text:p text:style-name="P7"/>
      <text:p text:style-name="P8">Section <text:span text:style-name="T6">\ref[ch4] Method goes deeper into the methodology of Convolutional Neural Networks and discusses the architecture decisions we have made in designing our models. We also cover the topics of model training and evaluation schemes.</text:span></text:p>
      <text:p text:style-name="P8"/>
      <text:p text:style-name="P9">Section <text:span text:style-name="T7">\ref[ch5] Implementation explores the actual code solutions and tries to illustrate chosen approaches with pseudocode. We also explore the syntax necessary for model building in framework Keras.</text:span></text:p>
      <text:p text:style-name="P9"/>
      <text:p text:style-name="P10">Section <text:span text:style-name="T8">\ref[ch6] Results presents measurements and evaluation of each individual approach we employed to enhance the performance of our models. It also shows the final assessment of our model capabilities.</text:span></text:p>
      <text:p text:style-name="P10"/>
      <text:p text:style-name="P11"><text:soft-page-break/>Section \ref[<text:span text:style-name="T14">ch</text:span>7] <text:span text:style-name="T11">Discussion comments upon the results of taken experiments.</text:span></text:p>
      <text:p text:style-name="P11"><text:span text:style-name="T11"/></text:p>
      <text:p text:style-name="P12"><text:span text:style-name="T11">S</text:span><text:span text:style-name="T10">ection \ref[</text:span><text:span text:style-name="T13">ch</text:span><text:span text:style-name="T10">8] Conclusion </text:span><text:span text:style-name="T12">closes the topic with final 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7:38:47.533561273</meta:creation-date>
    <dc:date>2017-06-21T18:23:51.769567117</dc:date>
    <meta:editing-duration>PT29M34S</meta:editing-duration>
    <meta:editing-cycles>31</meta:editing-cycles>
    <meta:generator>LibreOffice/5.1.6.2$Linux_X86_64 LibreOffice_project/10m0$Build-2</meta:generator>
    <meta:document-statistic meta:table-count="0" meta:image-count="0" meta:object-count="0" meta:page-count="2" meta:paragraph-count="13" meta:word-count="481" meta:character-count="3418" meta:non-whitespace-character-count="2949"/>
  </office:meta>
</office:document-meta>
</file>